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fo:font-weight="normal" officeooo:rsid="0025eb20" officeooo:paragraph-rsid="0025eb20" style:font-weight-asian="normal" style:font-weight-complex="normal"/>
    </style:style>
    <style:style style:name="P2" style:family="paragraph" style:parent-style-name="Standard">
      <style:text-properties style:text-underline-style="none" fo:font-weight="normal" officeooo:rsid="00278339" officeooo:paragraph-rsid="00278339" style:font-weight-asian="normal" style:font-weight-complex="normal"/>
    </style:style>
    <style:style style:name="P3" style:family="paragraph" style:parent-style-name="Standard">
      <style:text-properties fo:font-size="16pt" style:text-underline-style="solid" style:text-underline-width="auto" style:text-underline-color="font-color" fo:font-weight="normal" officeooo:rsid="001beffc" officeooo:paragraph-rsid="001beffc" style:font-size-asian="16pt" style:font-weight-asian="normal" style:font-size-complex="16pt" style:font-weight-complex="normal"/>
    </style:style>
    <style:style style:name="P4" style:family="paragraph" style:parent-style-name="Standard">
      <style:text-properties fo:font-size="16pt" style:text-underline-style="none" fo:font-weight="normal" officeooo:rsid="001beffc" officeooo:paragraph-rsid="001beffc" style:font-size-asian="14pt" style:font-weight-asian="normal" style:font-size-complex="16pt" style:font-weight-complex="normal"/>
    </style:style>
    <style:style style:name="P5" style:family="paragraph" style:parent-style-name="Standard">
      <style:text-properties fo:font-size="16pt" style:text-underline-style="none" fo:font-weight="normal" officeooo:rsid="001beffc" officeooo:paragraph-rsid="001ffba4" style:font-size-asian="14pt" style:font-weight-asian="normal" style:font-size-complex="16pt" style:font-weight-complex="normal"/>
    </style:style>
    <style:style style:name="P6" style:family="paragraph" style:parent-style-name="Standard">
      <style:text-properties fo:font-size="16pt" style:text-underline-style="none" fo:font-weight="normal" officeooo:rsid="001beffc" officeooo:paragraph-rsid="00248bab" style:font-size-asian="14pt" style:font-weight-asian="normal" style:font-size-complex="16pt" style:font-weight-complex="normal"/>
    </style:style>
    <style:style style:name="P7" style:family="paragraph" style:parent-style-name="Standard">
      <style:text-properties fo:font-size="16pt" style:text-underline-style="none" fo:font-weight="normal" officeooo:rsid="001beffc" officeooo:paragraph-rsid="0025eb20" style:font-size-asian="14pt" style:font-weight-asian="normal" style:font-size-complex="16pt" style:font-weight-complex="normal"/>
    </style:style>
    <style:style style:name="P8" style:family="paragraph" style:parent-style-name="Standard">
      <style:text-properties fo:font-size="14pt" style:text-underline-style="none" fo:font-weight="normal" officeooo:rsid="001ffba4" officeooo:paragraph-rsid="001ffba4" style:font-size-asian="12.25pt" style:font-weight-asian="normal" style:font-size-complex="14pt" style:font-weight-complex="normal"/>
    </style:style>
    <style:style style:name="P9" style:family="paragraph" style:parent-style-name="Standard">
      <style:text-properties fo:font-size="14pt" style:text-underline-style="none" fo:font-weight="normal" officeooo:rsid="001ffba4" officeooo:paragraph-rsid="0021151f"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beffc" officeooo:paragraph-rsid="0025eb20"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25eb20" officeooo:paragraph-rsid="0025eb20"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288ee4" officeooo:paragraph-rsid="00288ee4" style:font-size-asian="12.25pt" style:font-weight-asian="normal" style:font-size-complex="14pt" style:font-weight-complex="normal"/>
    </style:style>
    <style:style style:name="P13" style:family="paragraph" style:parent-style-name="Standard">
      <style:text-properties fo:font-size="14pt" style:text-underline-style="none" fo:font-weight="bold" officeooo:rsid="00288ee4" officeooo:paragraph-rsid="00288ee4" style:font-size-asian="12.25pt" style:font-weight-asian="bold" style:font-size-complex="14pt" style:font-weight-complex="bold"/>
    </style:style>
    <style:style style:name="P14" style:family="paragraph" style:parent-style-name="Standard">
      <style:text-properties fo:font-size="12pt" style:text-underline-style="none" fo:font-weight="normal" officeooo:rsid="001beffc" officeooo:paragraph-rsid="001beffc"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de242" officeooo:paragraph-rsid="001de242"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de242" officeooo:paragraph-rsid="00248bab"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ffba4" officeooo:paragraph-rsid="001ffba4"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248bab" officeooo:paragraph-rsid="00248bab" style:font-size-asian="10.5pt" style:font-weight-asian="normal" style:font-size-complex="12pt" style:font-weight-complex="normal"/>
    </style:style>
    <style:style style:name="P19" style:family="paragraph" style:parent-style-name="Standard">
      <style:text-properties fo:color="#000000" style:font-name="DejaVu Sans Mono" fo:font-size="12pt" style:text-underline-style="none" fo:font-weight="normal" officeooo:rsid="001de242" officeooo:paragraph-rsid="001de242" style:font-size-asian="10.5pt" style:font-weight-asian="normal" style:font-size-complex="12pt" style:font-weight-complex="normal"/>
    </style:style>
    <style:style style:name="P20" style:family="paragraph" style:parent-style-name="Standard">
      <style:text-properties fo:color="#000000" style:font-name="DejaVu Sans Mono" fo:font-size="12pt" style:text-underline-style="none" fo:font-weight="normal" officeooo:rsid="001de242" officeooo:paragraph-rsid="00248bab" style:font-size-asian="10.5pt" style:font-weight-asian="normal" style:font-size-complex="12pt" style:font-weight-complex="normal"/>
    </style:style>
    <style:style style:name="P21" style:family="paragraph" style:parent-style-name="Standard">
      <style:text-properties fo:font-size="18pt" style:text-underline-style="none" fo:font-weight="normal" officeooo:rsid="00288ee4" officeooo:paragraph-rsid="00288ee4" style:font-size-asian="15.75pt" style:font-weight-asian="normal" style:font-size-complex="18pt" style:font-weight-complex="normal"/>
    </style:style>
    <style:style style:name="P22" style:family="paragraph" style:parent-style-name="Preformatted_20_Text">
      <style:text-properties fo:color="#000000" style:font-name="DejaVu Sans Mono" fo:font-size="9pt" style:text-underline-style="none" fo:font-weight="normal" officeooo:rsid="001de242" officeooo:paragraph-rsid="00248bab" style:font-size-asian="10pt" style:font-weight-asian="normal" style:font-size-complex="10pt" style:font-weight-complex="normal"/>
    </style:style>
    <style:style style:name="P23" style:family="paragraph" style:parent-style-name="Preformatted_20_Text">
      <style:text-properties fo:color="#000000" style:font-name="DejaVu Sans Mono" fo:font-size="10pt" style:text-underline-style="none" fo:font-weight="normal" officeooo:rsid="001de242" officeooo:paragraph-rsid="001de242" style:font-size-asian="10pt" style:font-weight-asian="normal" style:font-size-complex="10pt" style:font-weight-complex="normal"/>
    </style:style>
    <style:style style:name="P24" style:family="paragraph" style:parent-style-name="Preformatted_20_Text">
      <style:text-properties fo:color="#000000" style:font-name="DejaVu Sans Mono" fo:font-size="10pt" style:text-underline-style="none" fo:font-weight="normal" officeooo:rsid="001de242" officeooo:paragraph-rsid="00248bab" style:font-size-asian="10pt" style:font-weight-asian="normal" style:font-size-complex="10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ffba4" style:font-size-asian="16pt"/>
    </style:style>
    <style:style style:name="T3" style:family="text">
      <style:text-properties fo:font-size="14pt" style:font-size-asian="14pt" style:font-size-complex="14pt"/>
    </style:style>
    <style:style style:name="T4" style:family="text">
      <style:text-properties fo:font-size="14pt" officeooo:rsid="001de242" style:font-size-asian="14pt" style:font-size-complex="14pt"/>
    </style:style>
    <style:style style:name="T5" style:family="text">
      <style:text-properties fo:font-size="14pt" officeooo:rsid="001e05e7" style:font-size-asian="14pt" style:font-size-complex="14pt"/>
    </style:style>
    <style:style style:name="T6" style:family="text">
      <style:text-properties fo:font-size="14pt" officeooo:rsid="001ffba4" style:font-size-asian="14pt" style:font-size-complex="14pt"/>
    </style:style>
    <style:style style:name="T7" style:family="text">
      <style:text-properties fo:font-size="14pt" officeooo:rsid="0021151f" style:font-size-asian="14pt" style:font-size-complex="14pt"/>
    </style:style>
    <style:style style:name="T8" style:family="text">
      <style:text-properties fo:font-size="14pt" officeooo:rsid="00248bab" style:font-size-asian="14pt" style:font-size-complex="14pt"/>
    </style:style>
    <style:style style:name="T9" style:family="text">
      <style:text-properties fo:font-size="14pt" style:font-size-complex="14pt"/>
    </style:style>
    <style:style style:name="T10" style:family="text">
      <style:text-properties fo:font-size="14pt" officeooo:rsid="001ffba4" style:font-size-complex="14pt"/>
    </style:style>
    <style:style style:name="T11" style:family="text">
      <style:text-properties fo:font-size="14pt" style:font-size-asian="12.25pt" style:font-size-complex="14pt"/>
    </style:style>
    <style:style style:name="T12" style:family="text">
      <style:text-properties officeooo:rsid="001de242"/>
    </style:style>
    <style:style style:name="T13" style:family="text">
      <style:text-properties fo:color="#0000ff"/>
    </style:style>
    <style:style style:name="T14" style:family="text">
      <style:text-properties style:text-underline-style="none"/>
    </style:style>
    <style:style style:name="T15" style:family="text">
      <style:text-properties style:text-underline-style="none" officeooo:rsid="0025eb20"/>
    </style:style>
    <style:style style:name="T16" style:family="text">
      <style:text-properties officeooo:rsid="0021151f"/>
    </style:style>
    <style:style style:name="T17" style:family="text">
      <style:text-properties officeooo:rsid="00248bab"/>
    </style:style>
    <style:style style:name="T18" style:family="text">
      <style:text-properties fo:font-weight="bold" officeooo:rsid="00288ee4"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25eb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vanced ML Ex1- Summary<text:span text:style-name="T14"> <text:tab/></text:span><text:span text:style-name="T15">Aviv Shisman &amp; Itay Hassid</text:span></text:p>
      <text:p text:style-name="P14"/>
      <text:p text:style-name="P14">*<text:span text:style-name="T12">notice all the results were made by training on train files and checking the models by the test_x and test_y, the prediction files were made from the other test_x from piazza.</text:span></text:p>
      <text:p text:style-name="P14">*<text:span text:style-name="T17">comparison is at the end</text:span></text:p>
      <text:p text:style-name="P14"/>
      <text:p text:style-name="P4"><text:tab/><text:span text:style-name="T1">1vsAll model:</text:span></text:p>
      <text:p text:style-name="P14"/>
      <text:p text:style-name="P14"><text:span text:style-name="T3">we trained k SVM’s that each will classify between the K class to the others.</text:span></text:p>
      <text:p text:style-name="P14"><text:span text:style-name="T3">How?</text:span></text:p>
      <text:p text:style-name="P14"><text:span text:style-name="T3">We took the Y_Train data and </text:span><text:span text:style-name="T4">transformed</text:span><text:span text:style-name="T3"> each tag by the following rule:</text:span></text:p>
      <text:p text:style-name="P15"><text:span text:style-name="T3">if it is the K class tag → turn it to 1 else to -1, that way our classifier will learn to classify between the class he is assigned to (the K class → 1) to the others(-1).</text:span></text:p>
      <text:p text:style-name="P15"><text:span text:style-name="T3"/></text:p>
      <text:p text:style-name="P15"><text:span text:style-name="T3">After that we check each svm accuracy by doing the same to Y_test and thats the results: </text:span></text:p>
      <text:p text:style-name="P15"><text:span text:style-name="T3">Accuracy of a single SVM: 99.89909182643794% </text:span><text:span text:style-name="T7">(1 vs All)</text:span></text:p>
      <text:p text:style-name="P15"><text:span text:style-name="T3">Accuracy of a single SVM: 99.49899799599199% </text:span><text:span text:style-name="T7">(2 vs All)</text:span></text:p>
      <text:p text:style-name="P15"><text:span text:style-name="T3">Accuracy of a single SVM: 95.75757575757575% </text:span><text:span text:style-name="T7">(3 vs All)</text:span></text:p>
      <text:p text:style-name="P15"><text:span text:style-name="T3">Accuracy of a single SVM: 97.89156626506023% </text:span><text:span text:style-name="T7">(4 vs All)</text:span></text:p>
      <text:p text:style-name="P15"><text:span text:style-name="T3"/></text:p>
      <text:p text:style-name="P15"><text:span text:style-name="T3">In the end we used the matrix we learned in class for oneVsAll to implement the hamming and loss decoding </text:span><text:span text:style-name="T5">(by the formula we learned)</text:span><text:span text:style-name="T3"> that gave us the results.</text:span></text:p>
      <text:p text:style-name="P15"><text:span text:style-name="T3"/></text:p>
      <text:p text:style-name="P15"><text:span text:style-name="T3">The matrix:</text:span></text:p>
      <text:p text:style-name="P23">[[<text:span text:style-name="T13">1</text:span>, -<text:span text:style-name="T13">1</text:span>, -<text:span text:style-name="T13">1</text:span>, -<text:span text:style-name="T13">1</text:span>], [-<text:span text:style-name="T13">1</text:span>, <text:span text:style-name="T13">1</text:span>, -<text:span text:style-name="T13">1</text:span>, - <text:span text:style-name="T13">1</text:span>], [-<text:span text:style-name="T13">1</text:span>, -<text:span text:style-name="T13">1</text:span>, <text:span text:style-name="T13">1</text:span>, -<text:span text:style-name="T13">1</text:span>], [-<text:span text:style-name="T13">1</text:span>, -<text:span text:style-name="T13">1</text:span>, -<text:span text:style-name="T13">1</text:span>, <text:span text:style-name="T13">1</text:span>]</text:p>
      <text:p text:style-name="P19"><text:span text:style-name="T3"/></text:p>
      <text:p text:style-name="P15"><text:span text:style-name="T3">The results:</text:span></text:p>
      <text:p text:style-name="P15"><text:span text:style-name="T3">Hamming Accuracy: 92.5%</text:span></text:p>
      <text:p text:style-name="P15"><text:span text:style-name="T3">loss Accuracy: 96.3%<text:tab/><text:tab/><text:tab/></text:span></text:p>
      <text:p text:style-name="P17"><text:span text:style-name="T3">Parameters we used : <text:s/>lr=0.001 , ep=50, lambda(reg)=0.1</text:span></text:p>
      <text:p text:style-name="P17"><text:span text:style-name="T3"/></text:p>
      <text:p text:style-name="P5"><text:span text:style-name="T9"><text:tab/></text:span><text:span text:style-name="T2">all pairs:</text:span></text:p>
      <text:p text:style-name="P5"><text:span text:style-name="T2"/></text:p>
      <text:p text:style-name="P8">in this model we did similarly to the model above, we trained 6 classifiers</text:p>
      <text:p text:style-name="P8">(usually O(k*k) ) for each pair, we transformed the Y_train_data to train each of these classifiers (if its class 1 → 1 if its class 2→-1 else: ignore data→0).</text:p>
      <text:p text:style-name="P9">After that we <text:span text:style-name="T16">checked accuracy again like before(with Y_test) and these are the results:</text:span></text:p>
      <text:p text:style-name="P9"><text:span text:style-name="T16">Accuracy of a single SVM: 99.80237154150197% <text:s/>(1 vs 2)</text:span></text:p>
      <text:p text:style-name="P9"><text:span text:style-name="T16">Accuracy of a single SVM: 99.79757085020243% <text:s/>(1 vs 3)</text:span></text:p>
      <text:p text:style-name="P9"><text:span text:style-name="T16">Accuracy of a single SVM: 99.78354978354979% <text:s/>(1 vs 4)</text:span></text:p>
      <text:p text:style-name="P9"><text:span text:style-name="T16">Accuracy of a single SVM: 99.05660377358491% <text:s/>(2 vs 3)</text:span></text:p>
      <text:p text:style-name="P9"><text:span text:style-name="T16">Accuracy of a single SVM: 100.0% <text:tab/><text:tab/><text:tab/> <text:s/>(2 vs 4)</text:span></text:p>
      <text:p text:style-name="P9"><text:span text:style-name="T16">Accuracy of a single SVM: 98.53862212943632% <text:s/>(3 vs 4)</text:span> <text:s text:c="2"/><text:span text:style-name="T18">go next page</text:span></text:p>
      <text:p text:style-name="P16"><text:soft-page-break/><text:span text:style-name="T3">In the end we used the matrix we learned in class for </text:span><text:span text:style-name="T8">AllPairs</text:span><text:span text:style-name="T3"> to implement the hamming and loss decoding </text:span><text:span text:style-name="T5">(by the formula we learned)</text:span><text:span text:style-name="T3"> that gave us the results.</text:span></text:p>
      <text:p text:style-name="P16"><text:span text:style-name="T3"/></text:p>
      <text:p text:style-name="P16"><text:span text:style-name="T3">The matrix: </text:span><text:span text:style-name="T8">NOTICE! The matrix is actually <text:s/>4 rows(classes) and 6 cols</text:span></text:p>
      <text:p text:style-name="P18"><text:span text:style-name="T8">b</text:span><text:span text:style-name="T3">ut for programming purposes we write it that way...</text:span></text:p>
      <text:p text:style-name="P22">[[<text:span text:style-name="T13">1</text:span>,<text:span text:style-name="T13">1 </text:span>,<text:span text:style-name="T13">1</text:span>,<text:span text:style-name="T13">0</text:span>,<text:span text:style-name="T13">0</text:span>,<text:span text:style-name="T13">0</text:span>], [-<text:span text:style-name="T13">1</text:span>, <text:span text:style-name="T13">0</text:span>, <text:span text:style-name="T13">0</text:span>, <text:span text:style-name="T13">1</text:span>, <text:span text:style-name="T13">1</text:span>, <text:span text:style-name="T13">0</text:span>], [<text:span text:style-name="T13">0</text:span>, -<text:span text:style-name="T13">1</text:span>, <text:span text:style-name="T13">0</text:span>, -<text:span text:style-name="T13">1</text:span>, <text:span text:style-name="T13">0</text:span>, <text:span text:style-name="T13">1</text:span>], [<text:span text:style-name="T13">0</text:span>, <text:span text:style-name="T13">0</text:span>, -<text:span text:style-name="T13">1</text:span>, <text:span text:style-name="T13">0</text:span>, -<text:span text:style-name="T13">1</text:span>, -<text:span text:style-name="T13">1</text:span>]]</text:p>
      <text:p text:style-name="P24"/>
      <text:p text:style-name="P24"/>
      <text:p text:style-name="P20"><text:span text:style-name="T3"/></text:p>
      <text:p text:style-name="P16"><text:span text:style-name="T3">The results:</text:span></text:p>
      <text:p text:style-name="P18"><text:span text:style-name="T3">Hamming Accuracy: 96.7%</text:span></text:p>
      <text:p text:style-name="P18"><text:span text:style-name="T3">loss Accuracy: 96.9% (both checked on Test_y)</text:span></text:p>
      <text:p text:style-name="P16"><text:span text:style-name="T3"><text:tab/><text:tab/><text:tab/><text:tab/><text:tab/><text:tab/><text:tab/><text:tab/><text:tab/></text:span><text:span text:style-name="T6">(results comparison)</text:span></text:p>
      <text:p text:style-name="P6"><text:span text:style-name="T10">Parameters we used : <text:s/>lr=0.001 , ep=50, lambda(reg)=0.1</text:span></text:p>
      <text:p text:style-name="P6"><text:span text:style-name="T10"/></text:p>
      <text:p text:style-name="P7"><text:tab/><text:span text:style-name="T2">random Matrix:</text:span></text:p>
      <text:p text:style-name="P10">in this part we do a “<text:span text:style-name="T20">b</text:span>ackwards operation” <text:span text:style-name="T20">and by that I mean that we generate random matrix with 4 rows(number of classes) and random number of cols(classifiers) with random values between -1 to 1.</text:span></text:p>
      <text:p text:style-name="P11">from that matrix we change the Y_train values and Y_test for checking each svm separately</text:p>
      <text:p text:style-name="P1"><text:span text:style-name="T11">(like before but by the matrix, if for example In classifier 1 col we have 1 in row 0 then every time we see class 0 in classifier 1 we will change it tag to 1)</text:span></text:p>
      <text:p text:style-name="P1"><text:span text:style-name="T11"/></text:p>
      <text:p text:style-name="P1"><text:span text:style-name="T11">after that we send it to hamming and loss decoding and report output.</text:span></text:p>
      <text:p text:style-name="P1"><text:span text:style-name="T11"/></text:p>
      <text:p text:style-name="P1"><text:span text:style-name="T11">The results were unstable :</text:span></text:p>
      <text:p text:style-name="P1"><text:span text:style-name="T11"/></text:p>
      <text:p text:style-name="P1"><text:span text:style-name="T11">for example with 5 svms </text:span></text:p>
      <text:p text:style-name="P1"><text:span text:style-name="T11"/></text:p>
      <text:p text:style-name="P2"><text:span text:style-name="T11">Accuracy of a single SVM: 97.40082079343365%</text:span></text:p>
      <text:p text:style-name="P2"><text:span text:style-name="T11">Accuracy of a single SVM: 100.0%</text:span></text:p>
      <text:p text:style-name="P2"><text:span text:style-name="T11">Accuracy of a single SVM: 99.80988593155894%</text:span></text:p>
      <text:p text:style-name="P2"><text:span text:style-name="T11">Accuracy of a single SVM: 97.94801641586868%</text:span></text:p>
      <text:p text:style-name="P2"><text:span text:style-name="T11">Accuracy of a single SVM: 99.86876640419948%</text:span></text:p>
      <text:p text:style-name="P2"><text:span text:style-name="T11">Hamming Accuracy: 80.4%</text:span></text:p>
      <text:p text:style-name="P2"><text:span text:style-name="T11">loss Accuracy: 90.9% </text:span></text:p>
      <text:p text:style-name="P2"><text:span text:style-name="T11"/></text:p>
      <text:p text:style-name="P2"><text:span text:style-name="T11">with 3:</text:span></text:p>
      <text:p text:style-name="P2"><text:span text:style-name="T11">Accuracy of a single SVM: 100.0%</text:span></text:p>
      <text:p text:style-name="P2"><text:span text:style-name="T11">Accuracy of a single SVM: 97.89156626506023%</text:span></text:p>
      <text:p text:style-name="P2"><text:span text:style-name="T11">Accuracy of a single SVM: 99.34895833333333%</text:span></text:p>
      <text:p text:style-name="P2"><text:span text:style-name="T11"/></text:p>
      <text:p text:style-name="P2"><text:span text:style-name="T11">Hamming Accuracy: 73.3%</text:span></text:p>
      <text:p text:style-name="P2"><text:span text:style-name="T11">loss Accuracy: 71.8% <text:s/>(go next page)</text:span></text:p>
      <text:p text:style-name="P2"><text:soft-page-break/><text:span text:style-name="T11"/></text:p>
      <text:p text:style-name="P2"><text:span text:style-name="T11">with 6:</text:span></text:p>
      <text:p text:style-name="P2"><text:span text:style-name="T11"/></text:p>
      <text:p text:style-name="P2"><text:span text:style-name="T11">Accuracy of a single SVM: 99.34895833333333%</text:span></text:p>
      <text:p text:style-name="P2"><text:span text:style-name="T11">Accuracy of a single SVM: 96.91991786447639%</text:span></text:p>
      <text:p text:style-name="P2"><text:span text:style-name="T11">Accuracy of a single SVM: 100.0%</text:span></text:p>
      <text:p text:style-name="P2"><text:span text:style-name="T11">Accuracy of a single SVM: 100.0%</text:span></text:p>
      <text:p text:style-name="P2"><text:span text:style-name="T11">Accuracy of a single SVM: 97.40082079343365%</text:span></text:p>
      <text:p text:style-name="P2"><text:span text:style-name="T11">Accuracy of a single SVM: 100.0%</text:span></text:p>
      <text:p text:style-name="P2"><text:span text:style-name="T11"/></text:p>
      <text:p text:style-name="P2"><text:span text:style-name="T11">Hamming Accuracy: 68.5%</text:span></text:p>
      <text:p text:style-name="P2"><text:span text:style-name="T11">loss Accuracy: 68.7%</text:span></text:p>
      <text:p text:style-name="P2"><text:span text:style-name="T11"/></text:p>
      <text:p text:style-name="P2"><text:span text:style-name="T11"/></text:p>
      <text:p text:style-name="P21">Conclusions:</text:p>
      <text:p text:style-name="P12">our best model was all pairs , I believe it was because :</text:p>
      <text:p text:style-name="P12">1)we had more classifiers than allvsOne</text:p>
      <text:p text:style-name="P12">2)in all vs one we have a lot of negative tags, therefore the examples are not really good for training</text:p>
      <text:p text:style-name="P12"/>
      <text:p text:style-name="P13">But! <text:span text:style-name="T19">These are only speculations and Im not really sure.</text:span></text:p>
      <text:p text:style-name="P13"><text:span text:style-name="T19"/></text:p>
      <text:p text:style-name="P13"><text:span text:style-name="T19">For the random matrix I guess its because the random values that we use to train the models that make the Random Matrix model itself unstable, in addition we saw that the number of classifiers(cols) don’t always improve results therefore its hard to assess the problem in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7:53:08.430168076</meta:creation-date>
    <dc:date>2018-11-28T20:41:35.117359837</dc:date>
    <meta:editing-duration>PT38M15S</meta:editing-duration>
    <meta:editing-cycles>6</meta:editing-cycles>
    <meta:generator>LibreOffice/5.1.6.2$Linux_X86_64 LibreOffice_project/10m0$Build-2</meta:generator>
    <meta:document-statistic meta:table-count="0" meta:image-count="0" meta:object-count="0" meta:page-count="3" meta:paragraph-count="74" meta:word-count="759" meta:character-count="4282" meta:non-whitespace-character-count="3562"/>
  </office:meta>
</office:document-meta>
</file>